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5495a" officeooo:paragraph-rsid="000549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a</text:p>
          </table:table-cell>
          <table:table-cell table:style-name="Table1.B1" office:value-type="string">
            <text:p text:style-name="P1">a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4:33:35.954000000</meta:creation-date>
    <dc:date>2018-11-07T14:34:06.593000000</dc:date>
    <meta:editing-duration>PT32S</meta:editing-duration>
    <meta:editing-cycles>1</meta:editing-cycles>
    <meta:document-statistic meta:table-count="1" meta:image-count="0" meta:object-count="0" meta:page-count="1" meta:paragraph-count="2" meta:word-count="2" meta:character-count="2" meta:non-whitespace-character-count="2"/>
    <meta:generator>LibreOfficeDev/6.2.0.0.alpha1$Windows_x86 LibreOffice_project/2cef68a605494bcef0388201b1058c95788c45a8</meta:generator>
  </office:meta>
</office:document-meta>
</file>